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9.2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3" style:family="graphic" style:parent-style-name="standard">
      <style:graphic-properties draw:stroke="none" draw:fill="none" fo:min-height="8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5" style:family="graphic" style:parent-style-name="standard">
      <style:graphic-properties draw:stroke="none" draw:fill="none" fo:min-height="7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7" style:family="graphic" style:parent-style-name="standard">
      <style:graphic-properties draw:stroke="none" draw:fill="none" fo:min-height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1.914cm" fo:min-width="11.77cm" fo:wrap-option="wrap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4.878cm" fo:min-width="4.98cm" fo:wrap-option="wrap"/>
    </style:style>
    <style:style style:name="gr10" style:family="graphic" style:parent-style-name="standard">
      <style:graphic-properties svg:stroke-color="#ec9ba4" draw:fill-color="#ffbf00" draw:textarea-horizontal-align="justify" draw:textarea-vertical-align="middle" draw:auto-grow-height="false" fo:min-height="2.226cm" fo:min-width="2.152cm" fo:wrap-option="wrap"/>
      <style:paragraph-properties style:writing-mode="lr-tb"/>
    </style:style>
    <style:style style:name="gr1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ff0000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6.839cm" fo:min-width="7.1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12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6.821cm" fo:min-width="16.583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9.198cm"/>
      <style:paragraph-properties style:writing-mode="lr-tb"/>
    </style:style>
    <style:style style:name="gr14" style:family="graphic" style:parent-style-name="standard">
      <style:graphic-properties draw:stroke="none" draw:fill="none" fo:min-height="1.463cm"/>
      <style:paragraph-properties style:writing-mode="lr-tb"/>
    </style:style>
    <style:style style:name="gr15" style:family="graphic" style:parent-style-name="standard">
      <style:graphic-properties draw:stroke="none" draw:fill="none" fo:min-height="1.577cm"/>
      <style:paragraph-properties style:writing-mode="lr-tb"/>
    </style:style>
    <style:style style:name="gr16" style:family="graphic" style:parent-style-name="standard">
      <style:graphic-properties draw:stroke="none" draw:fill="none" fo:min-height="1.576cm"/>
      <style:paragraph-properties style:writing-mode="lr-tb"/>
    </style:style>
    <style:style style:name="gr17" style:family="graphic" style:parent-style-name="standard">
      <style:graphic-properties draw:stroke="none" draw:fill="none" fo:min-height="0.912cm"/>
      <style:paragraph-properties style:writing-mode="lr-tb"/>
    </style:style>
    <style:style style:name="gr18" style:family="graphic" style:parent-style-name="standard">
      <style:graphic-properties draw:stroke="none" draw:fill="none" fo:min-height="3.556cm"/>
      <style:paragraph-properties style:writing-mode="lr-tb"/>
    </style:style>
    <style:style style:name="gr19" style:family="graphic" style:parent-style-name="standard">
      <style:graphic-properties draw:stroke="none" draw:fill="none" fo:min-height="1.726cm"/>
      <style:paragraph-properties style:writing-mode="lr-tb"/>
    </style:style>
    <style:style style:name="gr20" style:family="graphic" style:parent-style-name="standard">
      <style:graphic-properties draw:stroke="none" draw:fill="none" fo:min-height="4.726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2.845cm"/>
      <style:paragraph-properties style:writing-mode="lr-tb"/>
    </style:style>
    <style:style style:name="gr23" style:family="graphic" style:parent-style-name="standard">
      <style:graphic-properties draw:stroke="none" draw:fill="none" fo:min-height="8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-color="#ffbf00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8" style:family="paragraph">
      <loext:graphic-properties draw:fill="gradient" draw:fill-color="#ff0000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style:writing-mode="lr-tb"/>
      <style:text-properties fo:color="#c9211e" loext:opacity="100%"/>
    </style:style>
    <style:style style:name="P15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6" style:family="paragraph">
      <loext:graphic-properties draw:fill="none"/>
      <style:paragraph-properties style:writing-mode="lr-tb"/>
      <style:text-properties fo:color="#c9211e" loext:opacity="100%" fo:font-size="36pt" style:font-size-asian="36pt" style:font-size-complex="36pt"/>
    </style:style>
    <style:style style:name="T1" style:family="text"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4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800080" loext:opacity="100%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4cm" svg:height="9.494cm" svg:x="2.5cm" svg:y="6.167cm">
          <draw:text-box>
            <text:p>A leitura do Torah, ouy velho testamento, é para, primeiramente, judeus, seguidos daqueles que conhecem profundamente o hebraico, costumes judaicos e tratados rabínicos.</text:p>
          </draw:text-box>
        </draw:frame>
        <draw:frame draw:style-name="gr2" draw:text-style-name="P2" draw:layer="layout" svg:width="25.25cm" svg:height="3.401cm" svg:x="2cm" svg:y="1.5cm">
          <draw:text-box>
            <text:p><text:span text:style-name="T1">Para quem é a leitura bíblica</text:span></text:p>
          </draw:text-box>
        </draw:frame>
      </draw:page>
      <draw:page draw:name="page2" draw:style-name="dp1" draw:master-page-name="Padrão">
        <draw:frame draw:style-name="gr1" draw:text-style-name="P1" draw:layer="layout" svg:width="24cm" svg:height="9.494cm" svg:x="2.5cm" svg:y="6.167cm">
          <draw:text-box>
            <text:p>Esta expressão não quer dizer um Caos que existia por si mesmo.</text:p>
            <text:p/>
            <text:p>Segundo a explicação do “Tikun” contida no Zohar, Deus, supremo Criador, retirou sua emanação de um “espaço”, escondeu sua glória dele, e POR ESTE MOTIVO este “espaço” apresentou uma ANOMALIA, manifestação da transição do puramente Espiritual para Material.</text:p>
            <text:p/>
            <text:p>Deus não faz nada que seja Caos, pois cada Universo a ser criado já está com suas regras definidas.</text:p>
            <text:p/>
            <text:p>Um “espaço” que se torna material, onde não existem dimensões (x,y,z) ou tempo, nem equações e fórmulas matemáticas, por alguns segundos, pode ser visto por nós como caos, mas é apenas o “germe”, semente de um Universo.</text:p>
          </draw:text-box>
        </draw:frame>
        <draw:frame draw:style-name="gr2" draw:text-style-name="P2" draw:layer="layout" svg:width="25.25cm" svg:height="3.401cm" svg:x="2cm" svg:y="1.5cm">
          <draw:text-box>
            <text:p><text:span text:style-name="T1">Tohu va Bohu – Sem forma e vazia</text:span></text:p>
          </draw:text-box>
        </draw:frame>
      </draw:page>
      <draw:page draw:name="page3" draw:style-name="dp1" draw:master-page-name="Padrão">
        <draw:frame draw:style-name="gr2" draw:text-style-name="P2" draw:layer="layout" svg:width="25.25cm" svg:height="3.401cm" svg:x="2cm" svg:y="1.501cm">
          <draw:text-box>
            <text:p><text:span text:style-name="T1">Noé, pregação e atividade agrícola</text:span></text:p>
          </draw:text-box>
        </draw:frame>
        <draw:frame draw:style-name="gr1" draw:text-style-name="P1" draw:layer="layout" svg:width="24cm" svg:height="9.494cm" svg:x="2.5cm" svg:y="4.867cm">
          <draw:text-box>
            <text:p>Tire de sua cabeça esta ideia de que o homem veio evoluindo tecnicamente. Os primeiros homens eram, sim, mais inteligentes e capazes do que nós. A prova são as pirâmides.</text:p>
            <text:p/>
            <text:p>Deus fez Noé demorar a construir a arca para que as pessoas pudessem se arrepender.</text:p>
            <text:p/>
            <text:p>Noé é descanso porque, ao criar todos os utensílios agrícolas, o trabalho com a terra se tornou mais fácil, possibilitando ao homem um tempo para descansar após cuidar da terra e de suas plantações.</text:p>
            <text:p/>
            <text:p/>
          </draw:text-box>
        </draw:frame>
      </draw:page>
      <draw:page draw:name="page4" draw:style-name="dp1" draw:master-page-name="Padrão">
        <draw:frame draw:style-name="gr1" draw:text-style-name="P1" draw:layer="layout" svg:width="24cm" svg:height="9.494cm" svg:x="2.5cm" svg:y="3.667cm">
          <draw:text-box>
            <text:p>O dilema espiritual envolve:</text:p>
            <text:p/>
            <text:p>Proximidade à Divindade;</text:p>
            <text:p>Livre escolha (preferível a livre arbítrio);</text:p>
            <text:p>Regras (Leis e mandamentos);</text:p>
            <text:p>Destino (causa e consequência)</text:p>
            <text:p/>
            <text:p>temperado pelas características humanas:</text:p>
            <text:p/>
            <text:p>Entendimento disponível da Divindade;</text:p>
            <text:p>Desejos e vontades;</text:p>
            <text:p>Dúvidas;</text:p>
            <text:p>Interesse por conhecimento.</text:p>
          </draw:text-box>
        </draw:frame>
        <draw:frame draw:style-name="gr2" draw:text-style-name="P2" draw:layer="layout" svg:width="25.25cm" svg:height="3.401cm" svg:x="2cm" svg:y="1.4cm">
          <draw:text-box>
            <text:p><text:span text:style-name="T1">O dilema espiritual – Alma e espírito</text:span></text:p>
          </draw:text-box>
        </draw:frame>
      </draw:page>
      <draw:page draw:name="page5" draw:style-name="dp1" draw:master-page-name="Padrão">
        <draw:frame draw:style-name="gr3" draw:text-style-name="P1" draw:layer="layout" svg:width="24cm" svg:height="8.783cm" svg:x="2.5cm" svg:y="3.667cm">
          <draw:text-box>
            <text:p>Quanto mais próximo esta o ser ou entidade da Divindade que lhe deu IDENTIDADE, menos DESEJOS este ser precisa ter. O maior DESEJO constatável em um SER sadio é estar perto de quem o criou e da emanação de seu poder e glória, principalmente sendo este Criador um Deus.</text:p>
            <text:p/>
            <text:p>Se este SeR tem desejo de se colocar acima de quem lhe deu IDENTIDADE, estamos tendo uma Corrupção do sentido de SER.</text:p>
            <text:p/>
            <text:p>O MENOR NÃO PODE SER MAIOR QUE O MAIOR, isto é lógico, e o seu contrário é um absurdo.</text:p>
            <text:p/>
            <text:p/>
          </draw:text-box>
        </draw:frame>
        <draw:frame draw:style-name="gr2" draw:text-style-name="P2" draw:layer="layout" svg:width="25.25cm" svg:height="3.401cm" svg:x="2cm" svg:y="1.4cm">
          <draw:text-box>
            <text:p><text:span text:style-name="T1">Proximidade da Divindade</text:span></text:p>
          </draw:text-box>
        </draw:frame>
      </draw:page>
      <draw:page draw:name="page6" draw:style-name="dp1" draw:master-page-name="Padrão">
        <draw:frame draw:style-name="gr3" draw:text-style-name="P1" draw:layer="layout" svg:width="24cm" svg:height="8.783cm" svg:x="2.5cm" svg:y="3.667cm">
          <draw:text-box>
            <text:p>O maligno é como aquele filho de um Homem muito rico, que se torna um rebelde sem causa, por se preocupar demais consigo mesmo, com suas vontades e objetivos que apontam para fazer e ser algo diferente de seu pai, pois se for igual a ele, será como uma sua cópia.</text:p>
            <text:p/>
            <text:p>O maligno tem tudo, mas não aceita que este Tudo venha do pai, e quer que o que virá a ter (delírio seu) venha de si próprio, de suas próprias mãos, ou seja, do seu próprio esforço, pois acha que é melhor que o pai.</text:p>
          </draw:text-box>
        </draw:frame>
        <draw:frame draw:style-name="gr4" draw:text-style-name="P2" draw:layer="layout" svg:width="25.25cm" svg:height="2.1cm" svg:x="2cm" svg:y="1.4cm">
          <draw:text-box>
            <text:p><text:span text:style-name="T1">A metáfora do maligno</text:span></text:p>
          </draw:text-box>
        </draw:frame>
      </draw:page>
      <draw:page draw:name="page7" draw:style-name="dp1" draw:master-page-name="Padrão">
        <draw:frame draw:style-name="gr3" draw:text-style-name="P1" draw:layer="layout" svg:width="24cm" svg:height="8.783cm" svg:x="2.5cm" svg:y="4.867cm">
          <draw:text-box>
            <text:p>Não é preciso lembrar que a água é essencial à vida dos seres.</text:p>
            <text:p/>
            <text:p>Mas ela não fica restrita a isso. Até objetos inanimados possuem, em sua estrutura química moléculas de água. E, após fabricados, parece que atraem a sujeira, de forma proposital, para receberam limpeza com panos úmidos ou mesmo com banhos ou jatos de água.</text:p>
          </draw:text-box>
        </draw:frame>
        <draw:frame draw:style-name="gr2" draw:text-style-name="P2" draw:layer="layout" svg:width="25.25cm" svg:height="3.401cm" svg:x="2cm" svg:y="1.5cm">
          <draw:text-box>
            <text:p><text:span text:style-name="T1">A água</text:span></text:p>
          </draw:text-box>
        </draw:frame>
      </draw:page>
      <draw:page draw:name="page8" draw:style-name="dp1" draw:master-page-name="Padrão">
        <draw:frame draw:style-name="gr3" draw:text-style-name="P1" draw:layer="layout" svg:width="24cm" svg:height="8.783cm" svg:x="2.5cm" svg:y="4.867cm">
          <draw:text-box>
            <text:p>Se você não compreende e nem aceita os paradoxos, não está pronto para entender Deus.</text:p>
            <text:p/>
            <text:p>Problemas difíceis possuem soluções simples (desativar um registro de água). Problemas fáceis podem exigir soluções complicadas.</text:p>
            <text:p/>
            <text:p>Não se pode querer compreender as partes enigmáticas da Bíblia sem conhecimento de hebraico e sem o conhecimento da tradição oral do Talmud, do Zohar, do Livro da Criação, do Livro de Raziel, do Livro de Jasher (dos justos) e da história dos Judeus de Flávio Josefo.</text:p>
            <text:p/>
            <text:p/>
          </draw:text-box>
        </draw:frame>
        <draw:frame draw:style-name="gr2" draw:text-style-name="P2" draw:layer="layout" svg:width="25.25cm" svg:height="3.401cm" svg:x="2cm" svg:y="1.5cm">
          <draw:text-box>
            <text:p><text:span text:style-name="T1">Paradoxos – ideias aparentemente contraditórias</text:span></text:p>
          </draw:text-box>
        </draw:frame>
      </draw:page>
      <draw:page draw:name="page9" draw:style-name="dp1" draw:master-page-name="Padrão">
        <draw:frame draw:style-name="gr5" draw:text-style-name="P1" draw:layer="layout" svg:width="24cm" svg:height="7.361cm" svg:x="2.75cm" svg:y="4.75cm">
          <draw:text-box>
            <text:p>Em primeiríssimo lugar, nossas almas vem da essência de Deus. Quando alguém morre, sua alma já adquiriu identidade, e será julgada.</text:p>
            <text:p/>
            <text:p>Houve oportunidade para estes, quando Jesus, filho de Deus, Salvador, “desceu” até os mortos e se apresentou para eles, e expôs o plano da salvação. E as almas que o aceitaram serão/foram salvas.</text:p>
            <text:p/>
            <text:p>E, pessoalmente, quem desafia o próprio Deus que o criou, é um perverso, que nem sequer merecia a pregação de Jesus.</text:p>
          </draw:text-box>
        </draw:frame>
        <draw:frame draw:style-name="gr6" draw:text-style-name="P2" draw:layer="layout" svg:width="25.25cm" svg:height="2.75cm" svg:x="2cm" svg:y="1.5cm">
          <draw:text-box>
            <text:p><text:span text:style-name="T1">Sobre a morte dos pré-diluvianos</text:span></text:p>
          </draw:text-box>
        </draw:frame>
      </draw:page>
      <draw:page draw:name="page10" draw:style-name="dp1" draw:master-page-name="Padrão">
        <draw:frame draw:style-name="gr1" draw:text-style-name="P1" draw:layer="layout" svg:width="24cm" svg:height="9.494cm" svg:x="2.75cm" svg:y="4.75cm">
          <draw:text-box>
            <text:p>Pense bem, até azulejos, concreto, panos, pedras, vidros, etc, contêm moléculas de água em sua composição química. O ser humano é 80% de água.</text:p>
            <text:p/>
            <text:p>A sujeira dos objetos é uma “desculpa” da natureza para que tudo tenha que entrar em contato com a água para ser limpo.</text:p>
            <text:p/>
            <text:p>E vejam como o Gênesis ressalta a água na constituição do Universo e do nosso planeta.</text:p>
            <text:p/>
            <text:p>A água é a molécula da vida, e prova disso é o fato de que os animais mortos voltam a ser pó.</text:p>
            <text:p/>
            <text:p/>
          </draw:text-box>
        </draw:frame>
        <draw:frame draw:style-name="gr6" draw:text-style-name="P2" draw:layer="layout" svg:width="25.25cm" svg:height="2.75cm" svg:x="2cm" svg:y="1.5cm">
          <draw:text-box>
            <text:p><text:span text:style-name="T1">Sobre a água</text:span></text:p>
          </draw:text-box>
        </draw:frame>
      </draw:page>
      <draw:page draw:name="page11" draw:style-name="dp1" draw:master-page-name="Padrão">
        <draw:frame draw:style-name="gr7" draw:text-style-name="P1" draw:layer="layout" svg:width="24cm" svg:height="3.75cm" svg:x="2.75cm" svg:y="4.75cm">
          <draw:text-box>
            <text:p>Se um sistema qualquer possui Leis, é porque houve um Planejamento.</text:p>
            <text:p/>
            <text:p>E onde se detecta que houve Planejamento, é porque por trás existiu/existiram planejador/planejadores.</text:p>
          </draw:text-box>
        </draw:frame>
        <draw:frame draw:style-name="gr6" draw:text-style-name="P2" draw:layer="layout" svg:width="25.25cm" svg:height="2.75cm" svg:x="2cm" svg:y="1.5cm">
          <draw:text-box>
            <text:p><text:span text:style-name="T1">A ordem do Mundo e da Existência</text:span></text:p>
          </draw:text-box>
        </draw:frame>
        <draw:frame draw:style-name="gr5" draw:text-style-name="P1" draw:layer="layout" svg:width="24cm" svg:height="7.361cm" svg:x="2.75cm" svg:y="8.85cm">
          <draw:text-box>
            <text:p>Os antigos diziam:</text:p>
            <text:p/>
            <text:p>“Penso, logo existo”</text:p>
            <text:p/>
            <text:p>Os pensamentos não são nossos. Eles “brotam” em nossa mente, logo:</text:p>
            <text:p/>
            <text:p>“Penso, logo algo/alguém colocou em mim a faculdade de pensar”</text:p>
            <text:p/>
            <text:p>Existência só se consolida se sabemos de onde viemos, e mais, se sabemos para onde vamos.</text:p>
          </draw:text-box>
        </draw:frame>
      </draw:page>
      <draw:page draw:name="page12" draw:style-name="dp1" draw:master-page-name="Padrão">
        <draw:frame draw:style-name="gr5" draw:text-style-name="P1" draw:layer="layout" svg:width="24cm" svg:height="7.361cm" svg:x="2.25cm" svg:y="9.089cm">
          <draw:text-box>
            <text:p>Quando você educa alguém, é preciso dar a este alguém a visão de futuro:</text:p>
            <text:p/>
            <text:p>Deus disse a Adão:</text:p>
            <text:p/>
            <text:p>“Você poderá comer de todas as árvores do Jardim, exceto da Árvore do Conhecimento do Bem e do Mal, porque se você comer dela, você morrerá.”</text:p>
            <text:p/>
            <text:p>Deus deu a Adão a visão de futuro (consequência).</text:p>
          </draw:text-box>
        </draw:frame>
        <draw:frame draw:style-name="gr6" draw:text-style-name="P2" draw:layer="layout" svg:width="25.25cm" svg:height="2.75cm" svg:x="2cm" svg:y="1.5cm">
          <draw:text-box>
            <text:p><text:span text:style-name="T1">Concepção humana </text:span></text:p>
          </draw:text-box>
        </draw:frame>
      </draw:page>
      <draw:page draw:name="page13" draw:style-name="dp1" draw:master-page-name="Padrão">
        <draw:frame draw:style-name="gr5" draw:text-style-name="P1" draw:layer="layout" svg:width="24cm" svg:height="7.361cm" svg:x="2.25cm" svg:y="9.089cm">
          <draw:text-box>
            <text:list text:style-name="L1">
              <text:list-item>
                <text:p>Algo com volume, com limites, </text:p>
              </text:list-item>
              <text:list-item>
                <text:p>Com uma forma e uma massa</text:p>
              </text:list-item>
              <text:list-item>
                <text:p>Coeso (no caso de máquinas) ou não (antena e receptores)</text:p>
              </text:list-item>
              <text:list-item>
                <text:p>animado ou inanimado, </text:p>
              </text:list-item>
              <text:list-item>
                <text:p>que pode ser levado de um lugar a outro (móvel) e </text:p>
              </text:list-item>
              <text:list-item>
                <text:p>sujeito ao tempo.</text:p>
              </text:list-item>
            </text:list>
          </draw:text-box>
        </draw:frame>
        <draw:frame draw:style-name="gr6" draw:text-style-name="P2" draw:layer="layout" svg:width="25.25cm" svg:height="2.75cm" svg:x="2cm" svg:y="1.5cm">
          <draw:text-box>
            <text:p><text:span text:style-name="T1">Concepção humana de ser/entidade</text:span></text:p>
          </draw:text-box>
        </draw:frame>
      </draw:page>
      <draw:page draw:name="page14" draw:style-name="dp1" draw:master-page-name="Padrão">
        <draw:g>
          <draw:custom-shape draw:style-name="gr8" draw:text-style-name="P3" draw:layer="layout" svg:width="17.35cm" svg:height="17.2cm" svg:x="1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custom-shape draw:style-name="gr9" draw:text-style-name="P4" draw:layer="layout" svg:width="7.75cm" svg:height="7.25cm" svg:x="6.1cm" svg:y="6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6" draw:layer="layout" svg:width="3.75cm" svg:height="3.5cm" svg:x="8.15cm" svg:y="8.6cm">
                  <text:p text:style-name="P5"><text:span text:style-name="T2">JESUS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Donuts-Donuts 1" draw:style-name="gr11" draw:text-style-name="P8" draw:layer="layout" svg:width="7.6cm" svg:height="7.1cm" svg:x="6.15cm" svg:y="6.85cm">
                  <text:p text:style-name="P7"><text:span text:style-name="T3">Apóstolos-</text:span></text:p>
    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3 "/>
                    <draw:equation draw:name="f5" draw:formula="10800-$1 "/>
                    <draw:equation draw:name="f6" draw:formula="?f5 *cos($0 *(pi/180))"/>
                    <draw:equation draw:name="f7" draw:formula="?f5 *sin($0 *(pi/180))"/>
                    <draw:equation draw:name="f8" draw:formula="?f6 +10800"/>
                    <draw:equation draw:name="f9" draw:formula="?f7 +10800"/>
                    <draw:equation draw:name="f10" draw:formula="21600-?f9 "/>
                    <draw:equation draw:name="f11" draw:formula="21600-?f5 "/>
                    <draw:equation draw:name="f12" draw:formula="21600"/>
                    <draw:handle draw:handle-position="$1 $0" draw:handle-polar="10800 10800" draw:handle-radius-range-minimum="0" draw:handle-radius-range-maximum="10800"/>
                  </draw:enhanced-geometry>
                </draw:custom-shape>
              </draw:g>
            </draw:g>
            <draw:custom-shape draw:name="Donuts-Donuts 2" draw:style-name="gr12" draw:text-style-name="P10" draw:layer="layout" svg:width="17.082cm" svg:height="17.082cm" svg:x="0.968cm" svg:y="1.818cm">
              <text:p text:style-name="P9"><text:span text:style-name="T4">Seguidores-</text:span></text:p>
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3 "/>
                <draw:equation draw:name="f5" draw:formula="10800-$1 "/>
                <draw:equation draw:name="f6" draw:formula="?f5 *cos($0 *(pi/180))"/>
                <draw:equation draw:name="f7" draw:formula="?f5 *sin($0 *(pi/180))"/>
                <draw:equation draw:name="f8" draw:formula="?f6 +10800"/>
                <draw:equation draw:name="f9" draw:formula="?f7 +10800"/>
                <draw:equation draw:name="f10" draw:formula="21600-?f9 "/>
                <draw:equation draw:name="f11" draw:formula="21600-?f5 "/>
                <draw:equation draw:name="f12" draw:formula="21600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frame draw:style-name="gr13" draw:text-style-name="P12" draw:layer="layout" svg:width="10.2cm" svg:height="19.448cm" svg:x="18.4cm" svg:y="0.85cm">
          <draw:text-box>
            <text:p text:style-name="P11">Tendo JESUS <text:span text:style-name="T5">escolhido, pessoalmente,</text:span> os 12 apóstolos, eles estavam automaticamente entrando (1) a seu serviço, (2) a serviço da Igreja, (3) no “corpo” de Cristo, partilhando de segredos espirituais (mesmo não os entendendo naquele momento).</text:p>
            <text:p text:style-name="P11"/>
            <text:p text:style-name="P11">Eles foram os únicos que cearam com Jesus, que disse, ao partir o pão:</text:p>
            <text:p/>
            <text:p>“Este é o meu corpo”</text:p>
            <text:p/>
            <text:p>E com ele tomaram o vinho:</text:p>
            <text:p/>
            <text:p>“Este é o meu sangue”</text:p>
            <text:p/>
            <text:p text:style-name="P11">Portanto, teriam que morrer martirizados como ele, pois aceitaram fazer parte de seu corpo. Até Judas, o traidor, fez um serviço para Jesus:<text:line-break/><text:line-break/>”O que tens de fazer, faze-o depressa”. Agiu sob ordem. </text:p>
          </draw:text-box>
        </draw:frame>
      </draw:page>
      <draw:page draw:name="page15" draw:style-name="dp1" draw:master-page-name="Padrão">
        <draw:frame draw:style-name="gr6" draw:text-style-name="P2" draw:layer="layout" svg:width="25.25cm" svg:height="2.75cm" svg:x="2cm" svg:y="1.5cm">
          <draw:text-box>
            <text:p><text:span text:style-name="T1">BIBLIA – Quem poderia escrevê-la ?</text:span></text:p>
          </draw:text-box>
        </draw:frame>
        <draw:frame draw:style-name="gr14" draw:text-style-name="P1" draw:layer="layout" svg:width="24cm" svg:height="1.713cm" svg:x="2.25cm" svg:y="4.287cm">
          <draw:text-box>
            <text:p>Para ser “miraculosamente” aceita pelos homens, eu, homem racional, queria que ela tivesse sido escrita por um:</text:p>
          </draw:text-box>
        </draw:frame>
        <draw:frame draw:style-name="gr15" draw:text-style-name="P1" draw:layer="layout" svg:width="4.09cm" svg:height="1.827cm" svg:x="10.91cm" svg:y="6.923cm">
          <draw:text-box>
            <text:p><text:span text:style-name="T1">Anjo</text:span></text:p>
          </draw:text-box>
        </draw:frame>
        <draw:frame draw:style-name="gr5" draw:text-style-name="P1" draw:layer="layout" svg:width="24cm" svg:height="7.361cm" svg:x="2.25cm" svg:y="9.088cm">
          <draw:text-box>
            <text:p>Mas anjos não tem Livre Arbítrio, não sentem as emoções como nós (não possuem corpo e nem sistema límbico), não sangram, não tem esta divisão de sexo como nós, não tem filhos e tem uma consciência de Deus muito mais avançada, por serem seres do Mundo Espiritual.</text:p>
            <text:p/>
            <text:p>Eu me recusaria a ler um livro escrito por um Anjo, dando conselhos a um mortal, pois estes seres não passam o que nós passamos, e principalmente por não terem escolhas.</text:p>
            <text:p/>
            <text:p>Mas um livro escrito por um homem que entrou em contato com o Criador, SIM.</text:p>
          </draw:text-box>
        </draw:frame>
      </draw:page>
      <draw:page draw:name="page16" draw:style-name="dp1" draw:master-page-name="Padrão">
        <draw:frame draw:style-name="gr6" draw:text-style-name="P2" draw:layer="layout" svg:width="25.25cm" svg:height="2.75cm" svg:x="2cm" svg:y="1.5cm">
          <draw:text-box>
            <text:p><text:span text:style-name="T1">Existe um mundo espiritual ? (1)</text:span></text:p>
          </draw:text-box>
        </draw:frame>
        <draw:frame draw:style-name="gr14" draw:text-style-name="P1" draw:layer="layout" svg:width="24cm" svg:height="1.713cm" svg:x="2.25cm" svg:y="4.287cm">
          <draw:text-box>
            <text:p>Na terra já existem coisas esquisitas que são um prelúdio de coisas que não se podem ver, mas que existem, como:</text:p>
          </draw:text-box>
        </draw:frame>
        <draw:frame draw:style-name="gr16" draw:text-style-name="P13" draw:layer="layout" svg:width="24cm" svg:height="1.826cm" svg:x="2.5cm" svg:y="6.349cm">
          <draw:text-box>
            <text:p><text:span text:style-name="T6">Ondas, luz infravermelha e ultravioleta</text:span></text:p>
          </draw:text-box>
        </draw:frame>
        <draw:frame draw:style-name="gr17" draw:text-style-name="P1" draw:layer="layout" svg:width="24cm" svg:height="1.162cm" svg:x="2.25cm" svg:y="8.588cm">
          <draw:text-box>
            <text:p>Isto além dos dons que o homem moderno ganhou, como:</text:p>
          </draw:text-box>
        </draw:frame>
        <draw:frame draw:style-name="gr16" draw:text-style-name="P13" draw:layer="layout" svg:width="10cm" svg:height="1.826cm" svg:x="9.2cm" svg:y="10.549cm">
          <draw:text-box>
            <text:p><text:span text:style-name="T6">Onipresença</text:span></text:p>
          </draw:text-box>
        </draw:frame>
        <draw:frame draw:style-name="gr17" draw:text-style-name="P1" draw:layer="layout" svg:width="24cm" svg:height="1.162cm" svg:x="2.25cm" svg:y="12.488cm">
          <draw:text-box>
            <text:p>Sim, com o celular (carregado) somos encontrados em qualquer parte.</text:p>
          </draw:text-box>
        </draw:frame>
        <draw:frame draw:style-name="gr16" draw:text-style-name="P13" draw:layer="layout" svg:width="10cm" svg:height="1.826cm" svg:x="9.2cm" svg:y="13.95cm">
          <draw:text-box>
            <text:p><text:span text:style-name="T6">Onisciência</text:span></text:p>
          </draw:text-box>
        </draw:frame>
        <draw:frame draw:style-name="gr18" draw:text-style-name="P1" draw:layer="layout" svg:width="24cm" svg:height="3.806cm" svg:x="2.25cm" svg:y="15.889cm">
          <draw:text-box>
            <text:p>Sim, com a Internet sabemos dos fatos que estão acontecendo do outro lado do mundo em menos de um minuto.</text:p>
            <text:p/>
            <text:p>As câmeras de segurança nos fazem saber da verdade real dos fatos, quem foi mesmo o culpado por um ato, e quem estava mentindo.</text:p>
          </draw:text-box>
        </draw:frame>
      </draw:page>
      <draw:page draw:name="page17" draw:style-name="dp1" draw:master-page-name="Padrão">
        <draw:frame draw:style-name="gr6" draw:text-style-name="P2" draw:layer="layout" svg:width="25.25cm" svg:height="2.75cm" svg:x="2cm" svg:y="1.5cm">
          <draw:text-box>
            <text:p><text:span text:style-name="T1">Existe um mundo espiritual ? (2)</text:span></text:p>
          </draw:text-box>
        </draw:frame>
        <draw:frame draw:style-name="gr18" draw:text-style-name="P1" draw:layer="layout" svg:width="24cm" svg:height="3.806cm" svg:x="2.25cm" svg:y="4.287cm">
          <draw:text-box>
            <text:p>E não vai parar por aí não. A vigilância por câmeras, em todo o mundo, vai possibilitar a captura de qualquer pessoa que cometer crimes. Será a realização da onisciência das autoridades. O iníquo não terá onde se esconder.</text:p>
            <text:p/>
            <text:p>Já se fala em máquinas que poderão atingir a consciência.</text:p>
          </draw:text-box>
        </draw:frame>
      </draw:page>
      <draw:page draw:name="page18" draw:style-name="dp1" draw:master-page-name="Padrão">
        <draw:frame draw:style-name="gr15" draw:text-style-name="P1" draw:layer="layout" svg:width="24.159cm" svg:height="1.827cm" svg:x="0.741cm" svg:y="0.623cm">
          <draw:text-box>
            <text:p><text:span text:style-name="T1">A terra era sem forma e vazia</text:span></text:p>
          </draw:text-box>
        </draw:frame>
        <draw:frame draw:style-name="gr15" draw:text-style-name="P14" draw:layer="layout" svg:width="24.159cm" svg:height="1.827cm" svg:x="0.742cm" svg:y="2.324cm">
          <draw:text-box>
            <text:p><text:span text:style-name="T7">Assim era, pois a Terra não existia</text:span></text:p>
          </draw:text-box>
        </draw:frame>
        <draw:frame draw:style-name="gr19" draw:text-style-name="P15" draw:layer="layout" svg:width="27.658cm" svg:height="1.976cm" svg:x="1.042cm" svg:y="3.924cm">
          <draw:text-box>
            <text:p><text:span text:style-name="T8">E o Espírito de Deus pairava sobre as águas.</text:span></text:p>
          </draw:text-box>
        </draw:frame>
        <draw:frame draw:style-name="gr20" draw:text-style-name="P14" draw:layer="layout" svg:width="27.657cm" svg:height="4.976cm" svg:x="1.043cm" svg:y="5.625cm">
          <draw:text-box>
            <text:p><text:span text:style-name="T7">Antes que qualquer forma fosse criada, Deus estava só, sem forma e semelhante a nada. (Zohar: pg.82)</text:span></text:p>
          </draw:text-box>
        </draw:frame>
        <draw:frame draw:style-name="gr20" draw:text-style-name="P14" draw:layer="layout" svg:width="27.657cm" svg:height="4.976cm" svg:x="1.044cm" svg:y="10.825cm">
          <draw:text-box>
            <text:p><text:span text:style-name="T7">Nem atributo, nem IMAGEM, nem CORPO; assemelha-se mais às águas, sem forma e sem limites.(Zohar: pg.83)</text:span></text:p>
          </draw:text-box>
        </draw:frame>
        <draw:frame draw:style-name="gr21" draw:text-style-name="P15" draw:layer="layout" svg:width="27.658cm" svg:height="1.673cm" svg:x="1.042cm" svg:y="15.524cm">
          <draw:text-box>
            <text:p><text:span text:style-name="T8">A forma do ancião dos dias.</text:span></text:p>
          </draw:text-box>
        </draw:frame>
        <draw:frame draw:style-name="gr22" draw:text-style-name="P16" draw:layer="layout" svg:width="27.657cm" svg:height="3.095cm" svg:x="1.045cm" svg:y="16.925cm">
          <draw:text-box>
            <text:p><text:span text:style-name="T9">A reprodução que lhe é mais semelhante é a do homem.(Zohar: pg.83)</text:span></text:p>
          </draw:text-box>
        </draw:frame>
      </draw:page>
      <draw:page draw:name="page19" draw:style-name="dp1" draw:master-page-name="Padrão">
        <draw:frame draw:style-name="gr23" draw:text-style-name="P1" draw:layer="layout" svg:width="27.042cm" svg:height="8.25cm" svg:x="1.658cm" svg:y="5.55cm">
          <draw:text-box>
            <text:p><text:span text:style-name="T8">Olhar a matéria, no caso o corpo, sem imaginar que existe um espírito dentro dele é o mesmo que olhar um texto e só enxergar as letras, sem interpretar as palavras que elas estão mostrando.</text:span></text:p>
          </draw:text-box>
        </draw:frame>
        <draw:frame draw:style-name="gr15" draw:text-style-name="P1" draw:layer="layout" svg:width="14.385cm" svg:height="1.827cm" svg:x="6.365cm" svg:y="2.296cm">
          <draw:text-box>
            <text:p><text:span text:style-name="T7">CORPO e ESPÍRIT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1T18:08:27.713000000</meta:creation-date>
    <dc:date>2022-08-15T22:26:10.246000000</dc:date>
    <meta:editing-duration>P1DT13H28M3S</meta:editing-duration>
    <meta:editing-cycles>29</meta:editing-cycles>
    <meta:generator>LibreOffice/7.3.2.2$Windows_X86_64 LibreOffice_project/49f2b1bff42cfccbd8f788c8dc32c1c309559be0</meta:generator>
    <meta:document-statistic meta:object-count="60"/>
  </office:meta>
</office:document-meta>
</file>